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" svg:font-family="'Noto Sans'" style:font-family-generic="swiss" style:font-pitch="variable"/>
    <style:font-face style:name="Noto Serif JP" svg:font-family="'Noto Serif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oto Sans" fo:font-size="18pt" officeooo:rsid="000e2c4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18pt" officeooo:rsid="000e2c40" style:font-size-asian="18pt" style:font-size-complex="18pt"/>
    </style:style>
    <style:style style:name="P3" style:family="paragraph" style:parent-style-name="Standard">
      <style:text-properties style:font-name="Noto Sans" officeooo:rsid="000e2c40" officeooo:paragraph-rsid="000e2c40"/>
    </style:style>
    <style:style style:name="P4" style:family="paragraph" style:parent-style-name="Standard">
      <style:text-properties style:font-name="Noto Sans" fo:font-size="14pt" officeooo:rsid="000e2c40" officeooo:paragraph-rsid="000e2c40" style:font-size-asian="14pt" style:font-size-complex="14pt"/>
    </style:style>
    <style:style style:name="T1" style:family="text">
      <style:text-properties officeooo:rsid="0010bea2"/>
    </style:style>
    <style:style style:name="T2" style:family="text">
      <style:text-properties officeooo:rsid="0011e0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m2docx <text:span text:style-name="T1">template </text:span>sample</text:p>
      <text:p text:style-name="P1"/>
      <table:table table:name="表1" table:style-name="表1">
        <table:table-column table:style-name="表1.A"/>
        <table:table-row table:style-name="TableLine1192104692528">
          <table:table-cell table:style-name="表1.A1" office:value-type="string">
            <text:p text:style-name="P4">Name</text:p>
            <text:p text:style-name="P3"/>
            <text:p text:style-name="P3">{{name}}</text:p>
          </table:table-cell>
        </table:table-row>
        <table:table-row table:style-name="TableLine1192104687088">
          <table:table-cell table:style-name="表1.A2" office:value-type="string">
            <text:p text:style-name="P4">Email</text:p>
            <text:p text:style-name="P3"/>
            <text:p text:style-name="P3">{{email}<text:span text:style-name="T2">}</text:span></text:p>
          </table:table-cell>
        </table:table-row>
        <table:table-row table:style-name="TableLine1192104681376">
          <table:table-cell table:style-name="表1.A2" office:value-type="string">
            <text:p text:style-name="P4">Message</text:p>
            <text:p text:style-name="P3"/>
            <text:p text:style-name="P3">{{message}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" svg:font-family="'Noto Sans'" style:font-family-generic="swiss" style:font-pitch="variable"/>
    <style:font-face style:name="Noto Serif JP" svg:font-family="'Noto Serif JP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1T14:58:29.120000000</meta:creation-date>
    <meta:editing-duration>P0D</meta:editing-duration>
    <meta:editing-cycles>1</meta:editing-cycles>
    <meta:generator>LibreOffice/7.2.4.1$Windows_X86_64 LibreOffice_project/27d75539669ac387bb498e35313b970b7fe9c4f9</meta:generator>
    <meta:document-statistic meta:table-count="1" meta:image-count="0" meta:object-count="0" meta:page-count="1" meta:paragraph-count="7" meta:word-count="9" meta:character-count="69" meta:non-whitespace-character-count="67"/>
  </office:meta>
</office:document-meta>
</file>